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/>
    <style:font-face style:name="Lucida Calligraphy" svg:font-family="'Lucida Calligraphy'" style:font-family-generic="script"/>
    <style:font-face style:name="Lucida Handwriting" svg:font-family="'Lucida Handwriting'" style:font-family-generic="scrip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cript" style:font-pitch="variable"/>
    <style:font-face style:name="Lucida Handwriting1" svg:font-family="'Lucida Handwriting'" style:font-family-generic="script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00" draw:marker-start-width="0.242cm" draw:marker-end="Arrow" draw:marker-end-width="0.203cm" draw:fill="solid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textarea-horizontal-align="justify" draw:textarea-vertical-align="middle" draw:auto-grow-height="false" fo:min-height="0.887cm" fo:min-width="1.718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0.887cm" fo:min-width="1.733cm" fo:wrap-option="wrap"/>
    </style:style>
    <style:style style:name="gr4" style:family="graphic" style:parent-style-name="standard">
      <style:graphic-properties draw:stroke="none" svg:stroke-color="#000000" draw:fill="none" draw:fill-color="#ffffff" fo:min-height="0.657cm"/>
    </style:style>
    <style:style style:name="gr5" style:family="graphic" style:parent-style-name="standard">
      <style:graphic-properties draw:stroke="none" svg:stroke-color="#000000" draw:fill="none" draw:fill-color="#ffffff" fo:min-height="0.826cm"/>
    </style:style>
    <style:style style:name="gr6" style:family="graphic" style:parent-style-name="standard">
      <style:graphic-properties draw:stroke="none" svg:stroke-color="#000000" draw:fill="none" draw:fill-color="#ffffff" fo:min-height="0.89cm"/>
    </style:style>
    <style:style style:name="gr7" style:family="graphic" style:parent-style-name="standard">
      <style:graphic-properties draw:stroke="none" svg:stroke-color="#000000" draw:fill="none" draw:fill-color="#ffffff" fo:min-height="1.101cm"/>
    </style:style>
    <style:style style:name="gr8" style:family="graphic" style:parent-style-name="standard">
      <style:graphic-properties draw:stroke="none" svg:stroke-color="#000000" draw:fill="none" draw:fill-color="#ffffff" fo:min-height="0.533cm"/>
    </style:style>
    <style:style style:name="gr9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0.306cm"/>
    </style:style>
    <style:style style:name="gr11" style:family="graphic" style:parent-style-name="standard">
      <style:graphic-properties draw:stroke="none" svg:stroke-color="#000000" draw:fill="none" draw:fill-color="#ffffff" fo:min-height="0.36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solid"/>
      <style:paragraph-properties fo:text-align="center"/>
      <style:text-properties fo:font-size="8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ucida Handwriting1" fo:font-size="7pt" style:font-size-asian="7pt" style:font-size-complex="7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ucida Handwriting1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424cm" svg:y1="8.197cm" svg:x2="4.506cm" svg:y2="8.202cm">
          <text:p/>
        </draw:line>
        <draw:custom-shape draw:style-name="gr2" draw:text-style-name="P3" draw:layer="layout" svg:width="2.256cm" svg:height="1.175cm" svg:x="11.026cm" svg:y="4.858cm">
          <text:p text:style-name="P2"><text:span text:style-name="T1">Activated Domain S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10.52631578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271cm" svg:height="1.175cm" svg:x="6.503cm" svg:y="4.878cm">
          <text:p text:style-name="P2"><text:span text:style-name="T1">Sampled Point Trac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10.52631578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4" draw:layer="layout" svg:x1="4.505cm" svg:y1="5.421cm" svg:x2="6.447cm" svg:y2="5.421cm">
          <text:p/>
        </draw:line>
        <draw:line draw:style-name="gr1" draw:text-style-name="P1" draw:layer="layout" svg:x1="8.793cm" svg:y1="5.436cm" svg:x2="11.01cm" svg:y2="5.436cm">
          <text:p/>
        </draw:line>
        <draw:frame draw:style-name="gr4" draw:text-style-name="P5" draw:layer="layout" svg:width="2.457cm" svg:height="0.907cm" svg:x="4.282cm" svg:y="4.599cm">
          <draw:text-box>
            <text:p text:style-name="P2"><text:span text:style-name="T2">Neural network simulation</text:span></text:p>
          </draw:text-box>
        </draw:frame>
        <draw:frame draw:style-name="gr5" draw:text-style-name="P5" draw:layer="layout" svg:width="2.457cm" svg:height="1.076cm" svg:x="8.696cm" svg:y="4.331cm">
          <draw:text-box>
            <text:p text:style-name="P2"><text:span text:style-name="T2">Detect activated domains in each hidden layer</text:span></text:p>
          </draw:text-box>
        </draw:frame>
        <draw:line draw:style-name="gr1" draw:text-style-name="P1" draw:layer="layout" svg:x1="13.3cm" svg:y1="5.451cm" svg:x2="15.517cm" svg:y2="5.451cm">
          <text:p/>
        </draw:line>
        <draw:custom-shape draw:style-name="gr2" draw:text-style-name="P3" draw:layer="layout" svg:width="2.256cm" svg:height="1.175cm" svg:x="15.553cm" svg:y="4.83cm">
          <text:p text:style-name="P2"><text:span text:style-name="T1">Input Range S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10.52631578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457cm" svg:height="1.076cm" svg:x="13.119cm" svg:y="4.285cm">
          <draw:text-box>
            <text:p text:style-name="P2"><text:span text:style-name="T2">Compute input <text:s/>sets for each domain set</text:span></text:p>
          </draw:text-box>
        </draw:frame>
        <draw:custom-shape draw:style-name="gr2" draw:text-style-name="P3" xml:id="id1" draw:id="id1" draw:layer="layout" svg:width="2.256cm" svg:height="1.175cm" svg:x="15.554cm" svg:y="7.584cm">
          <text:p text:style-name="P2"><text:span text:style-name="T1">Conjunct Input S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10.52631578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6.581cm" svg:y1="6.016cm" svg:x2="16.581cm" svg:y2="7.565cm">
          <text:p/>
        </draw:line>
        <draw:frame draw:style-name="gr6" draw:text-style-name="P5" draw:layer="layout" svg:width="2.997cm" svg:height="1.14cm" svg:x="13.725cm" svg:y="6.167cm">
          <draw:text-box>
            <text:p text:style-name="P2"><text:span text:style-name="T3">Combine input sets with the input bound </text:span><text:span text:style-name="T4">I</text:span><text:span text:style-name="T2"> </text:span></text:p>
          </draw:text-box>
        </draw:frame>
        <draw:custom-shape draw:style-name="gr2" draw:text-style-name="P3" draw:layer="layout" svg:width="2.256cm" svg:height="1.175cm" svg:x="6.379cm" svg:y="7.596cm">
          <text:p text:style-name="P2"><text:span text:style-name="T1"><text:s/></text:span><text:span text:style-name="T1">Output Reachable S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10.52631578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3.217cm" svg:height="1.351cm" svg:x="8.9cm" svg:y="7.079cm">
          <draw:text-box>
            <text:p text:style-name="P2"><text:span text:style-name="T2">Yes. Compute output reachable sets w.r.t. each conjunct input set</text:span></text:p>
          </draw:text-box>
        </draw:frame>
        <draw:frame draw:style-name="gr8" draw:text-style-name="P5" draw:layer="layout" svg:width="4.333cm" svg:height="0.865cm" svg:x="11.61cm" svg:y="7.324cm">
          <draw:text-box>
            <text:p text:style-name="P2"><text:span text:style-name="T3">Check if the conjunct sets compose the entire </text:span><text:span text:style-name="T5">I</text:span><text:span text:style-name="T6"> </text:span></text:p>
          </draw:text-box>
        </draw:frame>
        <draw:connector draw:style-name="gr9" draw:text-style-name="P2" draw:layer="layout" draw:line-skew="1.913cm" svg:x1="15.554cm" svg:y1="8.171cm" svg:x2="5.556cm" svg:y2="6.689cm" draw:start-shape="id1" draw:start-glue-point="3" svg:d="M15554 8171h-3336v-1482h-6662" svg:viewBox="0 0 9999 1483">
          <text:p/>
        </draw:connector>
        <draw:line draw:style-name="gr1" draw:text-style-name="P1" draw:layer="layout" svg:x1="5.559cm" svg:y1="6.696cm" svg:x2="5.556cm" svg:y2="5.408cm">
          <text:p/>
        </draw:line>
        <draw:line draw:style-name="gr1" draw:text-style-name="P1" draw:layer="layout" svg:x1="12.774cm" svg:y1="8.172cm" svg:x2="8.615cm" svg:y2="8.173cm">
          <text:p/>
        </draw:line>
        <draw:frame draw:style-name="gr10" draw:text-style-name="P5" draw:layer="layout" svg:width="3.294cm" svg:height="0.556cm" svg:x="8.778cm" svg:y="6.16cm">
          <draw:text-box>
            <text:p text:style-name="P2"><text:span text:style-name="T2">No. Continue sampling</text:span></text:p>
          </draw:text-box>
        </draw:frame>
        <draw:custom-shape draw:style-name="gr2" draw:text-style-name="P3" draw:layer="layout" svg:width="2.256cm" svg:height="1.175cm" svg:x="10.796cm" svg:y="12.003cm">
          <text:p text:style-name="P2"><text:span text:style-name="T1">Activated Domain S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10.52631578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271cm" svg:height="1.175cm" svg:x="6.273cm" svg:y="12.023cm">
          <text:p text:style-name="P2"><text:span text:style-name="T1">Sampled Point Trac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10.52631578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4" draw:layer="layout" svg:x1="4.275cm" svg:y1="12.566cm" svg:x2="6.217cm" svg:y2="12.566cm">
          <text:p/>
        </draw:line>
        <draw:line draw:style-name="gr1" draw:text-style-name="P1" draw:layer="layout" svg:x1="8.563cm" svg:y1="12.581cm" svg:x2="10.78cm" svg:y2="12.581cm">
          <text:p/>
        </draw:line>
        <draw:frame draw:style-name="gr4" draw:text-style-name="P5" draw:layer="layout" svg:width="2.457cm" svg:height="0.907cm" svg:x="4.052cm" svg:y="11.744cm">
          <draw:text-box>
            <text:p text:style-name="P2"><text:span text:style-name="T2">Neural network simulation</text:span></text:p>
          </draw:text-box>
        </draw:frame>
        <draw:frame draw:style-name="gr5" draw:text-style-name="P5" draw:layer="layout" svg:width="2.457cm" svg:height="1.076cm" svg:x="8.466cm" svg:y="11.476cm">
          <draw:text-box>
            <text:p text:style-name="P2"><text:span text:style-name="T2">Detect activated domains in each hidden layer</text:span></text:p>
          </draw:text-box>
        </draw:frame>
        <draw:line draw:style-name="gr1" draw:text-style-name="P1" draw:layer="layout" svg:x1="13.07cm" svg:y1="12.596cm" svg:x2="15.287cm" svg:y2="12.596cm">
          <text:p/>
        </draw:line>
        <draw:custom-shape draw:style-name="gr2" draw:text-style-name="P3" draw:layer="layout" svg:width="2.256cm" svg:height="1.175cm" svg:x="15.323cm" svg:y="11.975cm">
          <text:p text:style-name="P2"><text:span text:style-name="T1">Input Range S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10.52631578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457cm" svg:height="1.076cm" svg:x="12.889cm" svg:y="11.43cm">
          <draw:text-box>
            <text:p text:style-name="P2"><text:span text:style-name="T2">Compute input <text:s/>sets for each domain set</text:span></text:p>
          </draw:text-box>
        </draw:frame>
        <draw:custom-shape draw:style-name="gr2" draw:text-style-name="P3" draw:layer="layout" svg:width="2.256cm" svg:height="1.175cm" svg:x="15.324cm" svg:y="14.729cm">
          <text:p text:style-name="P2"><text:span text:style-name="T1">Conjunct Input S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10.52631578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6.351cm" svg:y1="13.161cm" svg:x2="16.351cm" svg:y2="14.71cm">
          <text:p/>
        </draw:line>
        <draw:frame draw:style-name="gr6" draw:text-style-name="P5" draw:layer="layout" svg:width="2.997cm" svg:height="1.14cm" svg:x="13.495cm" svg:y="13.312cm">
          <draw:text-box>
            <text:p text:style-name="P2"><text:span text:style-name="T3">Combine input sets with the input bound </text:span><text:span text:style-name="T4">I</text:span><text:span text:style-name="T2"> </text:span></text:p>
          </draw:text-box>
        </draw:frame>
        <draw:frame draw:style-name="gr11" draw:text-style-name="P5" draw:layer="layout" svg:width="1.128cm" svg:height="0.616cm" svg:x="4.88cm" svg:y="7.562cm">
          <draw:text-box>
            <text:p text:style-name="P2"><text:span text:style-name="T2">Verif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/>
    <style:font-face style:name="Lucida Calligraphy" svg:font-family="'Lucida Calligraphy'" style:font-family-generic="script"/>
    <style:font-face style:name="Lucida Handwriting" svg:font-family="'Lucida Handwriting'" style:font-family-generic="scrip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cript" style:font-pitch="variable"/>
    <style:font-face style:name="Lucida Handwriting1" svg:font-family="'Lucida Handwriting'" style:font-family-generic="script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9T12:13:07.650000000</meta:creation-date>
    <dc:date>2019-07-21T10:52:16.148000000</dc:date>
    <meta:editing-duration>P1DT22H6M7S</meta:editing-duration>
    <meta:editing-cycles>24</meta:editing-cycles>
    <meta:generator>LibreOffice/6.2.0.3$Windows_X86_64 LibreOffice_project/98c6a8a1c6c7b144ce3cc729e34964b47ce25d62</meta:generator>
    <meta:document-statistic meta:object-count="33"/>
  </office:meta>
</office:document-meta>
</file>